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00bd71" style:font-size-asian="12pt" style:font-weight-asian="bold" style:font-size-complex="12pt"/>
    </style:style>
    <style:style style:name="P2" style:family="paragraph" style:parent-style-name="Standard">
      <style:text-properties fo:font-size="12pt" officeooo:paragraph-rsid="0000bd71" style:font-size-asian="12pt" style:font-size-complex="12pt"/>
    </style:style>
    <style:style style:name="P3" style:family="paragraph" style:parent-style-name="Standard">
      <style:text-properties fo:color="#050505" fo:font-size="12pt" officeooo:paragraph-rsid="0000bd71" style:font-size-asian="12pt" style:font-size-complex="12pt" fo:background-color="#ffffff"/>
    </style:style>
    <style:style style:name="P4" style:family="paragraph" style:parent-style-name="Standard">
      <style:text-properties officeooo:paragraph-rsid="0000bd71"/>
    </style:style>
    <style:style style:name="T1" style:family="text">
      <style:text-properties fo:color="#050505" fo:font-size="12pt" fo:font-weight="bold" style:font-size-asian="12pt" style:font-weight-asian="bold" style:font-size-complex="12pt" fo:background-color="#ffffff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B 7</text:span></text:p>
      <text:p text:style-name="P3"/>
      <text:p text:style-name="P4"><text:span text:style-name="T2">OBJECTIVE: </text:span><text:span text:style-name="T3">To setup the connection for API and test the api from postman.</text:span></text:p>
      <text:p text:style-name="P1"/>
      <text:p text:style-name="P4"><text:span text:style-name="T2">THEORY:</text:span></text:p>
      <text:p text:style-name="P4"><text:span text:style-name="T4">REST is acronym for REpresentational State Transfer. It is architectural style for distributed hypermedia systems and was first presented by Roy Fielding in 2000 in his famous </text:span><text:a xlink:type="simple" xlink:href="https://www.ics.uci.edu/~fielding/pubs/dissertation/rest_arch_style.htm" text:style-name="ListLabel_20_10" text:visited-style-name="ListLabel_20_10"><text:span text:style-name="T4">dissertation</text:span></text:a><text:span text:style-name="T4">.</text:span></text:p>
      <text:p text:style-name="P1"/>
      <text:p text:style-name="P4"><text:span text:style-name="T2">GROUP DISCUSSION / PROCEDURE:</text:span></text:p>
      <text:p text:style-name="P4"><text:span text:style-name="T2">Navigate to “appsettings.json” file and add “ConnectionStrings” section:</text:span></text:p>
      <text:p text:style-name="P4"><text:span text:style-name="T3">{</text:span></text:p>
      <text:p text:style-name="P4"><text:span text:style-name="T3">"ConnectionStrings": {</text:span></text:p>
      <text:p text:style-name="P4"><text:span text:style-name="T3">"DefaultConnection": "Server=.;Database=ApexRestaurantDb;Trusted_Connection=True;"</text:span></text:p>
      <text:p text:style-name="P4"><text:span text:style-name="T3">},</text:span></text:p>
      <text:p text:style-name="P4"><text:span text:style-name="T3">"Logging": {</text:span></text:p>
      <text:p text:style-name="P4"><text:span text:style-name="T3">"IncludeScopes": false,</text:span></text:p>
      <text:p text:style-name="P4"><text:span text:style-name="T3">"LogLevel": {</text:span></text:p>
      <text:p text:style-name="P4"><text:span text:style-name="T3">"Default": "Warning"</text:span></text:p>
      <text:p text:style-name="P4"><text:span text:style-name="T3">}</text:span></text:p>
      <text:p text:style-name="P4"><text:span text:style-name="T3">}</text:span></text:p>
      <text:p text:style-name="P4"><text:span text:style-name="T3">}</text:span></text:p>
      <text:p text:style-name="P1"/>
      <text:p text:style-name="P4"><text:span text:style-name="T2">Navigate to “Startup.cs” and add entries for RepositoryModule and</text:span><text:span text:style-name="T3"> ServiceModule in the</text:span></text:p>
      <text:p text:style-name="P4"><text:span text:style-name="T3">method ConfigureServices as below.</text:span></text:p>
      <text:p text:style-name="P4"><text:span text:style-name="T3">using System;</text:span></text:p>
      <text:p text:style-name="P4"><text:span text:style-name="T3">using System.Collections.Generic;</text:span></text:p>
      <text:p text:style-name="P4"><text:span text:style-name="T3">using System.Linq;</text:span></text:p>
      <text:p text:style-name="P4"><text:span text:style-name="T3">using System.Threading.Tasks;</text:span></text:p>
      <text:p text:style-name="P4"><text:span text:style-name="T3">using ApexRestaurant.Repository;</text:span></text:p>
      <text:p text:style-name="P4"><text:span text:style-name="T3">using ApexRestaurant.Services;</text:span></text:p>
      <text:p text:style-name="P4"><text:span text:style-name="T3">using Microsoft.AspNetCore.Builder;</text:span></text:p>
      <text:p text:style-name="P4"><text:span text:style-name="T3">using Microsoft.AspNetCore.Hosting;</text:span></text:p>
      <text:p text:style-name="P4"><text:span text:style-name="T3">using Microsoft.AspNetCore.HttpsPolicy;</text:span></text:p>
      <text:p text:style-name="P4"><text:span text:style-name="T3">using Microsoft.AspNetCore.Mvc;</text:span></text:p>
      <text:p text:style-name="P4"><text:span text:style-name="T3">using Microsoft.Extensions.Configuration;</text:span></text:p>
      <text:p text:style-name="P4"><text:span text:style-name="T3">using Microsoft.Extensions.DependencyInjection;</text:span></text:p>
      <text:p text:style-name="P4"><text:span text:style-name="T3">using Microsoft.Extensions.Logging;</text:span></text:p>
      <text:p text:style-name="P4"><text:span text:style-name="T3">using Microsoft.Extensions.Options;</text:span></text:p>
      <text:p text:style-name="P4"><text:span text:style-name="T3">namespace ApexRestaurant.Api</text:span></text:p>
      <text:p text:style-name="P4"><text:span text:style-name="T3">{</text:span></text:p>
      <text:p text:style-name="P4"><text:span text:style-name="T3">public class Startup</text:span></text:p>
      <text:p text:style-name="P4"><text:span text:style-name="T3">{</text:span></text:p>
      <text:p text:style-name="P4"><text:span text:style-name="T3">public Startup(IConfiguration configuration)</text:span></text:p>
      <text:p text:style-name="P4"><text:span text:style-name="T3">{</text:span></text:p>
      <text:p text:style-name="P4"><text:span text:style-name="T3">Configuration = configuration;</text:span></text:p>
      <text:p text:style-name="P4"><text:span text:style-name="T3">}</text:span></text:p>
      <text:p text:style-name="P4"><text:span text:style-name="T3">public IConfiguration Configuration { get; }</text:span></text:p>
      <text:p text:style-name="P4"><text:span text:style-name="T3">// This method gets called by the runtime. Use this method to add services to</text:span></text:p>
      <text:p text:style-name="P4"><text:span text:style-name="T3">the container.</text:span></text:p>
      <text:p text:style-name="P4"><text:soft-page-break/><text:span text:style-name="T3">public void ConfigureServices(IServiceCollection services)</text:span></text:p>
      <text:p text:style-name="P4"><text:span text:style-name="T3">{</text:span></text:p>
      <text:p text:style-name="P4"><text:span text:style-name="T3">RepositoryModule.Register(services,</text:span></text:p>
      <text:p text:style-name="P4"><text:span text:style-name="T3">Configuration.GetConnectionString("DefaultConnection"),</text:span></text:p>
      <text:p text:style-name="P4"><text:span text:style-name="T3">GetType().Assembly.FullName);</text:span></text:p>
      <text:p text:style-name="P4"><text:span text:style-name="T3">ServicesModule.Register(services);</text:span></text:p>
      <text:p text:style-name="P4"><text:span text:style-name="T3">services.AddMvc().SetCompatibilityVersion(CompatibilityVersion.Version_2_1);</text:span></text:p>
      <text:p text:style-name="P4"><text:span text:style-name="T3">}</text:span></text:p>
      <text:p text:style-name="P4"><text:span text:style-name="T3">// This method gets called by the runtime. Use this method to configure the</text:span></text:p>
      <text:p text:style-name="P4"><text:span text:style-name="T3">HTTP request pipeline.</text:span></text:p>
      <text:p text:style-name="P4"><text:span text:style-name="T3">public void Configure(IApplicationBuilder app, IHostingEnvironment env)</text:span></text:p>
      <text:p text:style-name="P4"><text:span text:style-name="T3">{</text:span></text:p>
      <text:p text:style-name="P4"><text:span text:style-name="T3">if (env.IsDevelopment())</text:span></text:p>
      <text:p text:style-name="P4"><text:span text:style-name="T3">{</text:span></text:p>
      <text:p text:style-name="P4"><text:span text:style-name="T3">app.UseDeveloperExceptionPage();</text:span></text:p>
      <text:p text:style-name="P4"><text:span text:style-name="T3">}</text:span></text:p>
      <text:p text:style-name="P4"><text:span text:style-name="T3">else</text:span></text:p>
      <text:p text:style-name="P4"><text:span text:style-name="T3">{</text:span></text:p>
      <text:p text:style-name="P4"><text:span text:style-name="T3">app.UseHsts();</text:span></text:p>
      <text:p text:style-name="P4"><text:span text:style-name="T3">}</text:span></text:p>
      <text:p text:style-name="P4"><text:span text:style-name="T3">app.UseHttpsRedirection();</text:span></text:p>
      <text:p text:style-name="P4"><text:span text:style-name="T3">app.UseStaticFiles();</text:span></text:p>
      <text:p text:style-name="P4"><text:span text:style-name="T3">app.UseMvc();</text:span></text:p>
      <text:p text:style-name="P4"><text:span text:style-name="T3">}</text:span></text:p>
      <text:p text:style-name="P4"><text:span text:style-name="T3">}</text:span></text:p>
      <text:p text:style-name="P4"><text:span text:style-name="T3">}</text:span></text:p>
      <text:p text:style-name="P2"/>
      <text:p text:style-name="P4"><text:span text:style-name="T2">Under “Controllers” folder, add “CustomerController.cs”</text:span></text:p>
      <text:p text:style-name="P4"><text:span text:style-name="T3">using ApexRestaurant.Repository.Domain;</text:span></text:p>
      <text:p text:style-name="P4"><text:span text:style-name="T3">using ApexRestaurant.Services.SCustomer;</text:span></text:p>
      <text:p text:style-name="P4"><text:span text:style-name="T3">using Microsoft.AspNetCore.Mvc;</text:span></text:p>
      <text:p text:style-name="P2"/>
      <text:p text:style-name="P4"><text:span text:style-name="T3">namespace ApexRestaurant.Api.Controller</text:span></text:p>
      <text:p text:style-name="P4"><text:span text:style-name="T3">{</text:span></text:p>
      <text:p text:style-name="P4"><text:span text:style-name="T3">[Route("api/customer")]</text:span></text:p>
      <text:p text:style-name="P4"><text:span text:style-name="T3">public class CustomerController : ControllerBase</text:span></text:p>
      <text:p text:style-name="P4"><text:span text:style-name="T3">{</text:span></text:p>
      <text:p text:style-name="P4"><text:span text:style-name="T3">private readonly ICustomerService _customerService;</text:span></text:p>
      <text:p text:style-name="P4"><text:span text:style-name="T3">public CustomerController(ICustomerService customerService)</text:span></text:p>
      <text:p text:style-name="P4"><text:span text:style-name="T3">{</text:span></text:p>
      <text:p text:style-name="P4"><text:span text:style-name="T3">_customerService = customerService;</text:span></text:p>
      <text:p text:style-name="P4"><text:span text:style-name="T3">}</text:span></text:p>
      <text:p text:style-name="P4"><text:span text:style-name="T3">[HttpGet]</text:span></text:p>
      <text:p text:style-name="P4"><text:span text:style-name="T3">[Route("{id}")]</text:span></text:p>
      <text:p text:style-name="P4"><text:span text:style-name="T3">public IActionResult Get([FromRoute] int id)</text:span></text:p>
      <text:p text:style-name="P4"><text:span text:style-name="T3">{</text:span></text:p>
      <text:p text:style-name="P4"><text:span text:style-name="T3">var customer = _customerService.GetById(id);</text:span></text:p>
      <text:p text:style-name="P2"/>
      <text:p text:style-name="P4"><text:span text:style-name="T3">if (customer == null)</text:span></text:p>
      <text:p text:style-name="P4"><text:soft-page-break/><text:span text:style-name="T3">return NotFound();</text:span></text:p>
      <text:p text:style-name="P4"><text:span text:style-name="T3">return Ok(customer);</text:span></text:p>
      <text:p text:style-name="P4"><text:span text:style-name="T3">}</text:span></text:p>
      <text:p text:style-name="P4"><text:span text:style-name="T3">[HttpGet]</text:span></text:p>
      <text:p text:style-name="P4"><text:span text:style-name="T3">[Route("")]</text:span></text:p>
      <text:p text:style-name="P4"><text:span text:style-name="T3">public IActionResult GetAll()</text:span></text:p>
      <text:p text:style-name="P4"><text:span text:style-name="T3">{</text:span></text:p>
      <text:p text:style-name="P4"><text:span text:style-name="T3">var customers = _customerService.GetAll();</text:span></text:p>
      <text:p text:style-name="P4"><text:span text:style-name="T3">return Ok(customers);</text:span></text:p>
      <text:p text:style-name="P4"><text:span text:style-name="T3">}</text:span></text:p>
      <text:p text:style-name="P4"><text:span text:style-name="T3">[HttpPost]</text:span></text:p>
      <text:p text:style-name="P4"><text:span text:style-name="T3">[Route("")]</text:span></text:p>
      <text:p text:style-name="P4"><text:span text:style-name="T3">public IActionResult Post([FromBody] Customer model)</text:span></text:p>
      <text:p text:style-name="P4"><text:span text:style-name="T3">{</text:span></text:p>
      <text:p text:style-name="P4"><text:span text:style-name="T3">_customerService.Insert(model);</text:span></text:p>
      <text:p text:style-name="P2"/>
      <text:p text:style-name="P4"><text:span text:style-name="T3">return Ok();</text:span></text:p>
      <text:p text:style-name="P4"><text:span text:style-name="T3">}</text:span></text:p>
      <text:p text:style-name="P4"><text:span text:style-name="T3">[HttpPut]</text:span></text:p>
      <text:p text:style-name="P4"><text:span text:style-name="T3">[Route("")]</text:span></text:p>
      <text:p text:style-name="P4"><text:span text:style-name="T3">public IActionResult Put([FromBody] Customer model)</text:span></text:p>
      <text:p text:style-name="P4"><text:span text:style-name="T3">{</text:span></text:p>
      <text:p text:style-name="P4"><text:span text:style-name="T3">_customerService.Update(model);</text:span></text:p>
      <text:p text:style-name="P4"><text:span text:style-name="T3">return Ok();</text:span></text:p>
      <text:p text:style-name="P4"><text:span text:style-name="T3">}</text:span></text:p>
      <text:p text:style-name="P4"><text:span text:style-name="T3">[HttpDelete]</text:span></text:p>
      <text:p text:style-name="P4"><text:span text:style-name="T3">[Route("")]</text:span></text:p>
      <text:p text:style-name="P4"><text:span text:style-name="T3">public IActionResult Delete([FromBody] Customer model)</text:span></text:p>
      <text:p text:style-name="P4"><text:span text:style-name="T3">{</text:span></text:p>
      <text:p text:style-name="P4"><text:span text:style-name="T3">_customerService.Delete(model);</text:span></text:p>
      <text:p text:style-name="P4"><text:span text:style-name="T3">return Ok();</text:span></text:p>
      <text:p text:style-name="P4"><text:span text:style-name="T3">}</text:span></text:p>
      <text:p text:style-name="P4"><text:span text:style-name="T3">}</text:span></text:p>
      <text:p text:style-name="P4"><text:span text:style-name="T3">}</text:span></text:p>
      <text:p text:style-name="P1"/>
      <text:p text:style-name="P4"><text:span text:style-name="T2">Add necessary dependencies to the project.</text:span></text:p>
      <text:p text:style-name="P4"><text:span text:style-name="T3">cd ApexRestaurant.Api ¶</text:span></text:p>
      <text:p text:style-name="P4"><text:span text:style-name="T3">dotnet add package Microsoft.EntityFrameworkCore ¶</text:span></text:p>
      <text:p text:style-name="P4"><text:span text:style-name="T3">dotnet add package Microsoft.EntityFrameworkCore.Abstractions¶</text:span></text:p>
      <text:p text:style-name="P4"><text:span text:style-name="T3">dotnet add package Microsoft.EntityFrameworkCore.Analyzers¶</text:span></text:p>
      <text:p text:style-name="P4"><text:span text:style-name="T3">dotnet add package Microsoft.EntityFrameworkCore.Relational¶</text:span></text:p>
      <text:p text:style-name="P4"><text:span text:style-name="T3">dotnet add package Microsoft.EntityFrameworkCore.SqlServer¶</text:span></text:p>
      <text:p text:style-name="P4"><text:span text:style-name="T3">dotnet add package Microsoft.Extensions.Caching.Abstractions¶</text:span></text:p>
      <text:p text:style-name="P4"><text:span text:style-name="T3">dotnet add package Microsoft.Extensions.Caching.Memory ¶</text:span></text:p>
      <text:p text:style-name="P4"><text:span text:style-name="T3">dotnet add package Microsoft.Extensions.Configuration ¶</text:span></text:p>
      <text:p text:style-name="P4"><text:span text:style-name="T3">dotnet add package Microsoft.Extensions.Configuration.Abstractions ¶</text:span></text:p>
      <text:p text:style-name="P4"><text:span text:style-name="T3">dotnet add package Microsoft.Extensions.Configuration.Binder ¶</text:span></text:p>
      <text:p text:style-name="P4"><text:span text:style-name="T3">dotnet add package Microsoft.Extensions.DependencyInjection ¶</text:span></text:p>
      <text:p text:style-name="P4"><text:span text:style-name="T3">dotnet add package Microsoft.Extensions.DependencyInjection.Abstractions ¶</text:span></text:p>
      <text:p text:style-name="P4"><text:soft-page-break/><text:span text:style-name="T3">dotnet add package Microsoft.Extensions.Logging ¶</text:span></text:p>
      <text:p text:style-name="P4"><text:span text:style-name="T3">dotnet add package Microsoft.Extensions.Logging.Abstractions ¶</text:span></text:p>
      <text:p text:style-name="P4"><text:span text:style-name="T3">dotnet add package Microsoft.Extensions.Options ¶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3pt" style:font-size-asian="13pt" style:font-size-complex="13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7-18T20:53:57.517622726</dc:date>
    <meta:editing-duration>PT48S</meta:editing-duration>
    <meta:editing-cycles>1</meta:editing-cycles>
    <meta:document-statistic meta:table-count="0" meta:image-count="0" meta:object-count="0" meta:page-count="4" meta:paragraph-count="140" meta:word-count="389" meta:character-count="4007" meta:non-whitespace-character-count="3758"/>
  </office:meta>
</office:document-meta>
</file>